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Foglio1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Ordin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_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</text:p>
          </table:table-cell>
          <table:table-cell office:value-type="float" office:value="38.201" calcext:value-type="float">
            <text:p>38.201</text:p>
          </table:table-cell>
          <table:table-cell office:value-type="float" office:value="13.2759" calcext:value-type="float">
            <text:p>13.2759</text:p>
          </table:table-cell>
          <table:table-cell office:value-type="float" office:value="1" calcext:value-type="float">
            <text:p>1</text:p>
          </table:table-cell>
          <table:table-cell table:formula="of:=[.A2]&amp;[.B2]" office:value-type="string" office:string-value="20I" calcext:value-type="string">
            <text:p>20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office:value-type="float" office:value="38.2031" calcext:value-type="float">
            <text:p>38.2031</text:p>
          </table:table-cell>
          <table:table-cell office:value-type="float" office:value="13.278" calcext:value-type="float">
            <text:p>13.278</text:p>
          </table:table-cell>
          <table:table-cell office:value-type="float" office:value="2" calcext:value-type="float">
            <text:p>2</text:p>
          </table:table-cell>
          <table:table-cell table:formula="of:=[.A3]&amp;[.B3]" office:value-type="string" office:string-value="20F" calcext:value-type="string">
            <text:p>20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float" office:value="38.2084" calcext:value-type="float">
            <text:p>38.2084</text:p>
          </table:table-cell>
          <table:table-cell office:value-type="float" office:value="13.3288" calcext:value-type="float">
            <text:p>13.3288</text:p>
          </table:table-cell>
          <table:table-cell office:value-type="float" office:value="3" calcext:value-type="float">
            <text:p>3</text:p>
          </table:table-cell>
          <table:table-cell table:formula="of:=[.A4]&amp;[.B4]" office:value-type="string" office:string-value="21I" calcext:value-type="string">
            <text:p>21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office:value-type="float" office:value="38.2068" calcext:value-type="float">
            <text:p>38.2068</text:p>
          </table:table-cell>
          <table:table-cell office:value-type="float" office:value="13.3283" calcext:value-type="float">
            <text:p>13.3283</text:p>
          </table:table-cell>
          <table:table-cell office:value-type="float" office:value="4" calcext:value-type="float">
            <text:p>4</text:p>
          </table:table-cell>
          <table:table-cell table:formula="of:=[.A5]&amp;[.B5]" office:value-type="string" office:string-value="21F" calcext:value-type="string">
            <text:p>21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float" office:value="38.1977" calcext:value-type="float">
            <text:p>38.1977</text:p>
          </table:table-cell>
          <table:table-cell office:value-type="float" office:value="13.3354" calcext:value-type="float">
            <text:p>13.3354</text:p>
          </table:table-cell>
          <table:table-cell office:value-type="float" office:value="5" calcext:value-type="float">
            <text:p>5</text:p>
          </table:table-cell>
          <table:table-cell table:formula="of:=[.A6]&amp;[.B6]" office:value-type="string" office:string-value="22I" calcext:value-type="string">
            <text:p>22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</text:p>
          </table:table-cell>
          <table:table-cell office:value-type="float" office:value="38.1973" calcext:value-type="float">
            <text:p>38.1973</text:p>
          </table:table-cell>
          <table:table-cell office:value-type="float" office:value="13.3371" calcext:value-type="float">
            <text:p>13.3371</text:p>
          </table:table-cell>
          <table:table-cell office:value-type="float" office:value="6" calcext:value-type="float">
            <text:p>6</text:p>
          </table:table-cell>
          <table:table-cell table:formula="of:=[.A7]&amp;[.B7]" office:value-type="string" office:string-value="22F" calcext:value-type="string">
            <text:p>22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float" office:value="38.1712" calcext:value-type="float">
            <text:p>38.1712</text:p>
          </table:table-cell>
          <table:table-cell office:value-type="float" office:value="13.367" calcext:value-type="float">
            <text:p>13.367</text:p>
          </table:table-cell>
          <table:table-cell office:value-type="float" office:value="7" calcext:value-type="float">
            <text:p>7</text:p>
          </table:table-cell>
          <table:table-cell table:formula="of:=[.A8]&amp;[.B8]" office:value-type="string" office:string-value="23I" calcext:value-type="string">
            <text:p>23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</text:p>
          </table:table-cell>
          <table:table-cell office:value-type="float" office:value="38.1665" calcext:value-type="float">
            <text:p>38.1665</text:p>
          </table:table-cell>
          <table:table-cell office:value-type="float" office:value="13.3691" calcext:value-type="float">
            <text:p>13.3691</text:p>
          </table:table-cell>
          <table:table-cell office:value-type="float" office:value="8" calcext:value-type="float">
            <text:p>8</text:p>
          </table:table-cell>
          <table:table-cell table:formula="of:=[.A9]&amp;[.B9]" office:value-type="string" office:string-value="23F" calcext:value-type="string">
            <text:p>23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float" office:value="38.1125" calcext:value-type="float">
            <text:p>38.1125</text:p>
          </table:table-cell>
          <table:table-cell office:value-type="float" office:value="13.3793" calcext:value-type="float">
            <text:p>13.3793</text:p>
          </table:table-cell>
          <table:table-cell office:value-type="float" office:value="9" calcext:value-type="float">
            <text:p>9</text:p>
          </table:table-cell>
          <table:table-cell table:formula="of:=[.A10]&amp;[.B10]" office:value-type="string" office:string-value="24I" calcext:value-type="string">
            <text:p>24I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</text:p>
          </table:table-cell>
          <table:table-cell office:value-type="float" office:value="38.0982" calcext:value-type="float">
            <text:p>38.0982</text:p>
          </table:table-cell>
          <table:table-cell office:value-type="float" office:value="13.416" calcext:value-type="float">
            <text:p>13.416</text:p>
          </table:table-cell>
          <table:table-cell office:value-type="float" office:value="10" calcext:value-type="float">
            <text:p>10</text:p>
          </table:table-cell>
          <table:table-cell table:formula="of:=[.A11]&amp;[.B11]" office:value-type="string" office:string-value="24F" calcext:value-type="string">
            <text:p>24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8.0982" calcext:value-type="float">
            <text:p>38.0982</text:p>
          </table:table-cell>
          <table:table-cell office:value-type="float" office:value="13.4157" calcext:value-type="float">
            <text:p>13.4157</text:p>
          </table:table-cell>
          <table:table-cell office:value-type="float" office:value="11" calcext:value-type="float">
            <text:p>11</text:p>
          </table:table-cell>
          <table:table-cell table:formula="of:=[.A12]&amp;[.B12]" office:value-type="string" office:string-value="25I" calcext:value-type="string">
            <text:p>25I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float" office:value="38.0987" calcext:value-type="float">
            <text:p>38.0987</text:p>
          </table:table-cell>
          <table:table-cell office:value-type="float" office:value="13.4176" calcext:value-type="float">
            <text:p>13.4176</text:p>
          </table:table-cell>
          <table:table-cell office:value-type="float" office:value="12" calcext:value-type="float">
            <text:p>12</text:p>
          </table:table-cell>
          <table:table-cell table:formula="of:=[.A13]&amp;[.B13]" office:value-type="string" office:string-value="25F" calcext:value-type="string">
            <text:p>25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38.0949" calcext:value-type="float">
            <text:p>38.0949</text:p>
          </table:table-cell>
          <table:table-cell office:value-type="float" office:value="13.4445" calcext:value-type="float">
            <text:p>13.4445</text:p>
          </table:table-cell>
          <table:table-cell office:value-type="float" office:value="13" calcext:value-type="float">
            <text:p>13</text:p>
          </table:table-cell>
          <table:table-cell table:formula="of:=[.A14]&amp;[.B14]" office:value-type="string" office:string-value="26I" calcext:value-type="string">
            <text:p>26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</text:p>
          </table:table-cell>
          <table:table-cell office:value-type="float" office:value="38.0956" calcext:value-type="float">
            <text:p>38.0956</text:p>
          </table:table-cell>
          <table:table-cell office:value-type="float" office:value="13.4532" calcext:value-type="float">
            <text:p>13.4532</text:p>
          </table:table-cell>
          <table:table-cell office:value-type="float" office:value="14" calcext:value-type="float">
            <text:p>14</text:p>
          </table:table-cell>
          <table:table-cell table:formula="of:=[.A15]&amp;[.B15]" office:value-type="string" office:string-value="26F" calcext:value-type="string">
            <text:p>26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</text:p>
          </table:table-cell>
          <table:table-cell office:value-type="float" office:value="38.1991" calcext:value-type="float">
            <text:p>38.1991</text:p>
          </table:table-cell>
          <table:table-cell office:value-type="float" office:value="13.2754" calcext:value-type="float">
            <text:p>13.2754</text:p>
          </table:table-cell>
          <table:table-cell office:value-type="float" office:value="15" calcext:value-type="float">
            <text:p>15</text:p>
          </table:table-cell>
          <table:table-cell table:formula="of:=[.A16]&amp;[.B16]" office:value-type="string" office:string-value="27I" calcext:value-type="string">
            <text:p>27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</text:p>
          </table:table-cell>
          <table:table-cell office:value-type="float" office:value="38.2006" calcext:value-type="float">
            <text:p>38.2006</text:p>
          </table:table-cell>
          <table:table-cell office:value-type="float" office:value="13.2741" calcext:value-type="float">
            <text:p>13.2741</text:p>
          </table:table-cell>
          <table:table-cell office:value-type="float" office:value="16" calcext:value-type="float">
            <text:p>16</text:p>
          </table:table-cell>
          <table:table-cell table:formula="of:=[.A17]&amp;[.B17]" office:value-type="string" office:string-value="27F" calcext:value-type="string">
            <text:p>27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float" office:value="38.2148" calcext:value-type="float">
            <text:p>38.2148</text:p>
          </table:table-cell>
          <table:table-cell office:value-type="float" office:value="13.3228" calcext:value-type="float">
            <text:p>13.3228</text:p>
          </table:table-cell>
          <table:table-cell office:value-type="float" office:value="17" calcext:value-type="float">
            <text:p>17</text:p>
          </table:table-cell>
          <table:table-cell table:formula="of:=[.A18]&amp;[.B18]" office:value-type="string" office:string-value="28I" calcext:value-type="string">
            <text:p>28I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</text:p>
          </table:table-cell>
          <table:table-cell office:value-type="float" office:value="38.2166" calcext:value-type="float">
            <text:p>38.2166</text:p>
          </table:table-cell>
          <table:table-cell office:value-type="float" office:value="13.233" calcext:value-type="float">
            <text:p>13.233</text:p>
          </table:table-cell>
          <table:table-cell office:value-type="float" office:value="18" calcext:value-type="float">
            <text:p>18</text:p>
          </table:table-cell>
          <table:table-cell table:formula="of:=[.A19]&amp;[.B19]" office:value-type="string" office:string-value="28F" calcext:value-type="string">
            <text:p>28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</text:p>
          </table:table-cell>
          <table:table-cell office:value-type="float" office:value="38.2059" calcext:value-type="float">
            <text:p>38.2059</text:p>
          </table:table-cell>
          <table:table-cell office:value-type="float" office:value="13.3276" calcext:value-type="float">
            <text:p>13.3276</text:p>
          </table:table-cell>
          <table:table-cell office:value-type="float" office:value="19" calcext:value-type="float">
            <text:p>19</text:p>
          </table:table-cell>
          <table:table-cell table:formula="of:=[.A20]&amp;[.B20]" office:value-type="string" office:string-value="29I" calcext:value-type="string">
            <text:p>29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38.2068" calcext:value-type="float">
            <text:p>38.2068</text:p>
          </table:table-cell>
          <table:table-cell office:value-type="float" office:value="13.3282" calcext:value-type="float">
            <text:p>13.3282</text:p>
          </table:table-cell>
          <table:table-cell office:value-type="float" office:value="20" calcext:value-type="float">
            <text:p>20</text:p>
          </table:table-cell>
          <table:table-cell table:formula="of:=[.A21]&amp;[.B21]" office:value-type="string" office:string-value="29F" calcext:value-type="string">
            <text:p>29F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float" office:value="38.1915" calcext:value-type="float">
            <text:p>38.1915</text:p>
          </table:table-cell>
          <table:table-cell office:value-type="float" office:value="13.3498" calcext:value-type="float">
            <text:p>13.3498</text:p>
          </table:table-cell>
          <table:table-cell office:value-type="float" office:value="21" calcext:value-type="float">
            <text:p>21</text:p>
          </table:table-cell>
          <table:table-cell table:formula="of:=[.A22]&amp;[.B22]" office:value-type="string" office:string-value="30I" calcext:value-type="string">
            <text:p>30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office:value-type="float" office:value="38.1912" calcext:value-type="float">
            <text:p>38.1912</text:p>
          </table:table-cell>
          <table:table-cell office:value-type="float" office:value="13.3549" calcext:value-type="float">
            <text:p>13.3549</text:p>
          </table:table-cell>
          <table:table-cell office:value-type="float" office:value="22" calcext:value-type="float">
            <text:p>22</text:p>
          </table:table-cell>
          <table:table-cell table:formula="of:=[.A23]&amp;[.B23]" office:value-type="string" office:string-value="30F" calcext:value-type="string">
            <text:p>30F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float" office:value="38.1662" calcext:value-type="float">
            <text:p>38.1662</text:p>
          </table:table-cell>
          <table:table-cell office:value-type="float" office:value="13.6991" calcext:value-type="float">
            <text:p>13.6991</text:p>
          </table:table-cell>
          <table:table-cell office:value-type="float" office:value="23" calcext:value-type="float">
            <text:p>23</text:p>
          </table:table-cell>
          <table:table-cell table:formula="of:=[.A24]&amp;[.B24]" office:value-type="string" office:string-value="31I" calcext:value-type="string">
            <text:p>31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</text:p>
          </table:table-cell>
          <table:table-cell office:value-type="float" office:value="38.1125" calcext:value-type="float">
            <text:p>38.1125</text:p>
          </table:table-cell>
          <table:table-cell office:value-type="float" office:value="13.3793" calcext:value-type="float">
            <text:p>13.3793</text:p>
          </table:table-cell>
          <table:table-cell office:value-type="float" office:value="24" calcext:value-type="float">
            <text:p>24</text:p>
          </table:table-cell>
          <table:table-cell table:formula="of:=[.A25]&amp;[.B25]" office:value-type="string" office:string-value="31F" calcext:value-type="string">
            <text:p>31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float" office:value="38.0982" calcext:value-type="float">
            <text:p>38.0982</text:p>
          </table:table-cell>
          <table:table-cell office:value-type="float" office:value="13.4157" calcext:value-type="float">
            <text:p>13.4157</text:p>
          </table:table-cell>
          <table:table-cell office:value-type="float" office:value="25" calcext:value-type="float">
            <text:p>25</text:p>
          </table:table-cell>
          <table:table-cell table:formula="of:=[.A26]&amp;[.B26]" office:value-type="string" office:string-value="32I" calcext:value-type="string">
            <text:p>32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office:value-type="float" office:value="38.0987" calcext:value-type="float">
            <text:p>38.0987</text:p>
          </table:table-cell>
          <table:table-cell office:value-type="float" office:value="13.4176" calcext:value-type="float">
            <text:p>13.4176</text:p>
          </table:table-cell>
          <table:table-cell office:value-type="float" office:value="26" calcext:value-type="float">
            <text:p>26</text:p>
          </table:table-cell>
          <table:table-cell table:formula="of:=[.A27]&amp;[.B27]" office:value-type="string" office:string-value="32F" calcext:value-type="string">
            <text:p>32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2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number-style style:name="N125P0" style:volatile="true">
      <number:text>€ </number:text>
      <number:number number:decimal-places="0" number:min-integer-digits="1" number:grouping="true"/>
    </number:number-style>
    <number:number-style style:name="N125">
      <number:text>-€ 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style:text-properties fo:color="#ff0000"/>
      <number:text>-€ 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number:text>-€ 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style:text-properties fo:color="#ff0000"/>
      <number:text>-€ 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41P2" style:volatile="true">
      <number:text> € </number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4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49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28in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1">00/00/0000</text:date>, <text:time style:data-style-name="N2" text:time-value="18:43:05.54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Coordinate" style:display-name="PageStyle_Coordin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18:35:17.504000000</meta:creation-date>
    <dc:date>2014-05-11T18:43:29.034000000</dc:date>
    <meta:editing-duration>P0D</meta:editing-duration>
    <meta:editing-cycles>2</meta:editing-cycles>
    <meta:generator>LibreOffice/4.2.2.1$Windows_x86 LibreOffice_project/3be8cda0bddd8e430d8cda1ebfd581265cca5a0f</meta:generator>
    <meta:document-statistic meta:table-count="1" meta:cell-count="162" meta:object-count="0"/>
  </office:meta>
</office:document-meta>
</file>